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31.79mm"/>
    </style:style>
    <style:style style:name="co5" style:family="table-column">
      <style:table-column-properties fo:break-before="auto" style:column-width="23.76mm"/>
    </style:style>
    <style:style style:name="co6" style:family="table-column">
      <style:table-column-properties fo:break-before="auto" style:column-width="29.58mm"/>
    </style:style>
    <style:style style:name="co7" style:family="table-column">
      <style:table-column-properties fo:break-before="auto" style:column-width="19.35mm"/>
    </style:style>
    <style:style style:name="co8" style:family="table-column">
      <style:table-column-properties fo:break-before="auto" style:column-width="21.55mm"/>
    </style:style>
    <style:style style:name="co9" style:family="table-column">
      <style:table-column-properties fo:break-before="auto" style:column-width="19.9mm"/>
    </style:style>
    <style:style style:name="co10" style:family="table-column">
      <style:table-column-properties fo:break-before="auto" style:column-width="143.76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Default"/>
        <table:table-column table:style-name="co11" table:number-columns-repeated="1014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3" office:value-type="string" calcext:value-type="string">
            <text:p>Rang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3"/>
          <table:table-cell table:style-name="ce7" table:number-columns-repeated="1022"/>
        </table:table-row>
        <table:table-row table:style-name="ro1">
          <table:table-cell table:style-name="ce2" office:value-type="string" calcext:value-type="string">
            <text:p>L means learnable, y means ‘direct to gui’ updates also done</text:p>
          </table:table-cell>
          <table:table-cell table:style-name="ce1" table:number-columns-repeated="4"/>
          <table:table-cell table:style-name="ce7" table:number-columns-repeated="1019"/>
        </table:table-row>
        <table:table-row table:style-name="ro1">
          <table:table-cell table:style-name="ce1"/>
          <table:table-cell table:style-name="ce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256 to 1638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16 to 409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4"/>
        </table:table-row>
        <table:table-row table:style-name="ro1">
          <table:table-cell table:style-name="ce1" office:value-type="string" calcext:value-type="string">
            <text:p>Yy</text:p>
          </table:table-cell>
          <table:table-cell table:style-name="ce4" office:value-type="string" calcext:value-type="string">
            <text:p>0/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any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any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any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any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3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bank root chang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127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127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 to 127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0/1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 office:value-type="string" calcext:value-type="string">
            <text:p>any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 current config</text:p>
          </table:table-cell>
          <table:table-cell table:style-name="ce7" table:number-columns-repeated="1014"/>
        </table:table-row>
        <table:table-row table:style-name="ro1">
          <table:table-cell table:style-name="ce1"/>
          <table:table-cell table:style-name="ce4"/>
          <table:table-cell table:style-name="ce1" table:number-columns-repeated="7"/>
          <table:table-cell table:style-name="ce2"/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office:value-type="string" calcext:value-type="string">
            <text:p>Main Controls</text:p>
          </table:table-cell>
          <table:table-cell table:style-name="ce7" table:number-columns-repeated="1014"/>
        </table:table-row>
        <table:table-row table:style-name="ro1">
          <table:table-cell table:style-name="ce2"/>
          <table:table-cell table:style-name="ce1" table:number-columns-repeated="8"/>
          <table:table-cell table:style-name="ce7" table:number-columns-repeated="1015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3</text:p>
          </table:table-cell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6, 32, 64</text:p>
          </table:table-cell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4 to 119</text:p>
          </table:table-cell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kit) via miscMs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cales (microtonal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.0 to 20000.0</text:p>
          </table:table-cell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3 to 64</text:p>
          </table:table-cell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4"/>
        </table:table-row>
        <table:table-row table:style-name="ro1">
          <table:table-cell/>
          <table:table-cell table:style-name="Default" table:number-columns-repeated="8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return size/err</text:p>
          </table:table-cell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Clear all settings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Vector control window</text:p>
          </table:table-cell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Base Channel</text:p>
          </table:table-cell>
          <table:table-cell table:number-columns-repeated="5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Options - Load, Save, Recent, Clear Chan,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2 + (0 to 15)</text:p>
          </table:table-cell>
          <table:table-cell table:style-name="ce5" office:value-type="string" calcext:value-type="string">
            <text:p>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lef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X right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14 to 1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up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192 + (0 to 15)</text:p>
          </table:table-cell>
          <table:table-cell table:number-columns-repeated="2" table:style-name="ce5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Y down instrument – kit = 255, current, else bank ID. engine = 255, current, else root I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92 + (0 to 15)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ain part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6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36 to 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, 2, 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/>
          <table:table-cell office:value-type="string" calcext:value-type="string">
            <text:p>Audio destination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Controller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64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00 to 640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instrument na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MIDI Control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Instrumen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Kit edit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main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AddSynth voice window – voice numbers 0 to 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 modulator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2 to 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<text:s/>-1 to 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voices) – off = -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1 to 6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ub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/>
          <table:table-cell table:style-name="ce6"/>
          <table:table-cell table:number-columns-repeated="1022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/ 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5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PadSynth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192 to 819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8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/ 1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Oscillators window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table:style-name="ce6" office:value-type="string" calcext:value-type="string">
            <text:p>0 to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-64 to 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lip, Asym2, Pow2, Sgm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64 to 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5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2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Harmonics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number-columns-repeated="2"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Resonance window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1 to 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table:style-name="ce6"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any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Inse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LFO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128 + (0 to 7) for AddSynth voice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Engine is 2 for PadSynth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1 is Frequency LFO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2 is Filter LFO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.0 to 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Filter parameters inser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See Note -&gt;</text:p>
          </table:table-cell>
          <table:table-cell table:number-columns-repeated="3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/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ormant edit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1 to 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size is 7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nvelope inser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1 is Frequency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2 is Filter envelope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Parameter = 3 is Bandwidth envelope (SubSynth only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Freemod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/ 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Graph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-39</text:p>
          </table:table-cell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8" table:number-columns-repeated="4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64 + (0 to 39)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any</text:p>
          </table:table-cell>
          <table:table-cell table:style-name="ce2" office:value-type="string" calcext:value-type="string">
            <text:p>Delete point - Returns ‘Par 2’ number of points remaini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Insertion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7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-2 to 63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System Effect Selecto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/>
          <table:table-cell table:number-columns-repeated="101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3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Was ‘Set effects number’ now does nothing.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 to 8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7" office:value-type="string" calcext:value-type="string">
            <text:p>Sen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Ly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Effect Insert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For insertion effects part number is 242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Normal part effects are numbers 0 to 6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Yly</text:p>
          </table:table-cell>
          <table:table-cell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ee ‘Effect_Inserts.txt’ for all control ranges.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Dynefilter yet to comple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table:style-name="ce7" office:value-type="string" calcext:value-type="string">
            <text:p>MIDI learn window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office:value-type="string" calcext:value-type="string">
            <text:p>Typ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10" office:value-type="string" calcext:value-type="string">
            <text:p>Par2 / Functio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" table:number-columns-repeated="7"/>
          <table:table-cell table:style-name="ce10"/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</text:p>
          </table:table-cell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block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2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limit’ (otherwise ‘compress’)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4</text:p>
          </table:table-cell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mute’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0/8</text:p>
          </table:table-cell>
          <table:table-cell table:number-columns-repeated="6"/>
          <table:table-cell office:value-type="string" calcext:value-type="string">
            <text:p>auto set as NRP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string" calcext:value-type="string">
            <text:p>0 / 16</text:p>
          </table:table-cell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t ‘7bit’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 / Set min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 / Set maximu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Delete a lin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 / Set CC or channel and rewrite line possibly moving it in the list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Find list siz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end learn message to gui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GUI refresh reque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lear all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Load list from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list size</text:p>
          </table:table-cell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try No. / Load numbered item from recent history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 / Save list to fil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Yy</text:p>
          </table:table-cell>
          <table:table-cell office:value-type="string" calcext:value-type="string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255 / Cancel MIDI learn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/>
          <table:table-cell table:style-name="Default" table:number-columns-repeated="8"/>
          <table:table-cell table:number-columns-repeated="1015"/>
        </table:table-row>
        <table:table-row table:style-name="ro1" table:number-rows-repeated="10480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1">00/00/0000</text:date>, <text:time style:data-style-name="N2" text:time-value="10:11:32.9693661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7-07-01T11:21:58.647470703</dc:date>
    <meta:editing-duration>P4DT21H16M6S</meta:editing-duration>
    <meta:editing-cycles>364</meta:editing-cycles>
    <meta:generator>LibreOffice/5.2.7.2$Linux_X86_64 LibreOffice_project/20m0$Build-2</meta:generator>
    <meta:document-statistic meta:table-count="1" meta:cell-count="4104" meta:object-count="0"/>
  </office:meta>
</office:document-meta>
</file>